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1cm"/>
    </style:style>
    <style:style style:name="gr3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5cm" fo:min-width="2.26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4" draw:id="id4">
          <draw:custom-shape draw:style-name="gr1" draw:text-style-name="P1" draw:layer="layout" svg:width="4.6cm" svg:height="1.8cm" svg:x="5.9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5.9cm" svg:y="8.9cm">
            <text:p text:style-name="P2"><text:span text:style-name="T1">«package»</text:span></text:p>
            <text:p text:style-name="P2"><text:span text:style-name="T1">p9_uti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.6cm" svg:height="1.8cm" svg:x="18.7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4.6cm" svg:height="1.1cm" svg:x="18.7cm" svg:y="8.9cm">
            <text:p text:style-name="P2"><text:span text:style-name="T1">«package»</text:span></text:p>
            <text:p text:style-name="P2"><text:span text:style-name="T1">p8_util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4.6cm" svg:height="1.8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1.6cm" svg:y="8.9cm">
            <text:p text:style-name="P2"><text:span text:style-name="T1">«config»</text:span></text:p>
            <text:p text:style-name="P2"><text:span text:style-name="T1">p8_util_config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4.6cm" svg:height="1.8cm" svg:x="11.6cm" svg:y="2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1.6cm" svg:y="1.3cm">
            <text:p text:style-name="P2"><text:span text:style-name="T1">«notebook»</text:span></text:p>
            <text:p text:style-name="P2"><text:span text:style-name="T1">DataAnalysis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13.9cm" svg:y1="4.2cm" svg:x2="21cm" svg:y2="8.9cm" draw:start-shape="id1" draw:start-glue-point="2" draw:end-shape="id2" draw:end-glue-point="0" svg:d="M13900 4200v2350h7100v2350" svg:viewBox="0 0 7101 4701">
          <text:p/>
        </draw:connector>
        <draw:connector draw:style-name="gr3" draw:text-style-name="P4" draw:layer="layout" svg:x1="13.9cm" svg:y1="4.2cm" svg:x2="13.9cm" svg:y2="8.9cm" draw:start-shape="id1" draw:start-glue-point="2" draw:end-shape="id3" draw:end-glue-point="0" svg:d="M13900 4200v4700" svg:viewBox="0 0 1 4701">
          <text:p/>
        </draw:connector>
        <draw:connector draw:style-name="gr4" draw:text-style-name="P4" draw:layer="layout" svg:x1="13.9cm" svg:y1="4.2cm" svg:x2="8.2cm" svg:y2="8.9cm" draw:start-shape="id1" draw:start-glue-point="2" draw:end-shape="id4" draw:end-glue-point="0" svg:d="M13900 4200v2350h-5700v2350" svg:viewBox="0 0 5701 4701">
          <text:p/>
        </draw:connector>
        <draw:custom-shape draw:style-name="gr5" draw:text-style-name="P5" draw:layer="layout" svg:width="2.769cm" svg:height="0.7cm" svg:x="5.431cm" svg:y="7.5cm">
          <text:p text:style-name="P2"><text:span text:style-name="T1">«Uses»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769cm" svg:height="0.7cm" svg:x="21.531cm" svg:y="7.5cm">
          <text:p text:style-name="P2"><text:span text:style-name="T1">«Uses»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1:28:32.582860383</meta:creation-date>
    <dc:date>2019-10-24T15:54:11.320622178</dc:date>
    <meta:editing-duration>PT24M46S</meta:editing-duration>
    <meta:editing-cycles>5</meta:editing-cycles>
    <meta:generator>LibreOffice/6.0.7.3$Linux_X86_64 LibreOffice_project/00m0$Build-3</meta:generator>
    <meta:document-statistic meta:object-count="17"/>
  </office:meta>
</office:document-meta>
</file>